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rum Dame:</text:p>
      <text:p text:style-name="P2">In diesem Teil wollen wir erklären warum wir das Brettspiel Dame als Grundlage für unser Projekt gewählt haben. Zunächst wollten wir die Anforderungen an unser Problem definieren:</text:p>
      <text:list xml:id="list1199976267580446533" text:style-name="L1">
        <text:list-item>
          <text:p text:style-name="P4">Es war uns wichtig, dass das Problem weit verbreitet ist und viele Leute es kennen. Andere Personen können sich somit einfacher in unser Projekt reinarbeiten.</text:p>
        </text:list-item>
        <text:list-item>
          <text:p text:style-name="P4">Ein weiterer nicht zu vernachlässigender Aspekt ist der Programmieraufwand.</text:p>
        </text:list-item>
        <text:list-item>
          <text:p text:style-name="P4">Zudem sollte es vollständig berechenbar sein, da so garantiert wird, dass es theoretisch sowohl vom Algorithmus, als auch neuronalen Netzwerk gelöst werden kann.</text:p>
        </text:list-item>
        <text:list-item>
          <text:p text:style-name="P4">Es sollte nicht effizient lösbar sein, also mindestens eine polynomiellen oder exponientiellen Auwand besitzen. </text:p>
          <text:p text:style-name="P4"/>
        </text:list-item>
      </text:list>
      <text:p text:style-name="P2">Besonders das Brettspiel Dame erfüllt diese Voraussetzungen, denn es ist ein weltweit populäres Spiel, welches mit änlichen Regeln auf der ganzen Welt gespielt wird. Somit ist es auch wahrscheinlich, dass die Personen, die sich mit diesem Projekt auseinader setzen, die Regel schon kennen. Aber auch wenn die Regeln nicht beherscht werden, ist das Spiel leicht zu erlernen, da es gibt nur eine geringe Anzahl Spielmechaniken.(Regeln im Anhang)</text:p>
      <text:p text:style-name="P2">Des Weiteren lässt sich das Spiel durch die geringe komplexität Regeln und Mechaniken mit einem relativ geringen Auswand implementieren.</text:p>
      <text:p text:style-name="P2">Es ist ein Zwei-Personen-Nullsummenspiel, da es entweder Sieg, Niederlage oder Unendschieden geben kann. </text:p>
      <text:p text:style-name="P2">Des Weiteren gibt es keinen Zufall und ist ein Spiel mit perfekter Information<text:note text:id="ftn1" text:note-class="footnote"><text:note-citation>1</text:note-citation><text:note-body><text:p text:style-name="Footnote">Dies bedeutet,dass jeder Spieler zu jeder Zeit das Wissen über das passierte Spielgeschehen hat.<text:tab/></text:p></text:note-body></text:note>.</text:p>
      <text:p text:style-name="P2">Außerdem ist es nicht unendlich lang, da nach einer gewissen Anzahl von Zügen ein Unendschieden eintritt.</text:p>
      <text:p text:style-name="P2">Somit besitzt es ein eindeutiges Spielergebnis,wodurch sich vermuten lässt, dass das Spiel auch berechenbar ist. Dies wurde auch durch das Computerprogramm Chinook bewiesen, welches nach mehreren Jahren das Spiel komplett berechnete.</text:p>
      <text:p text:style-name="P2">Daher muss es auch eine endliche Anzahl an Spielsituationen geben. Dies kann durch <text:s/>Kombinatorik berechnet werden: </text:p>
      <text:p text:style-name="P2"/>
      <text:p text:style-name="P2"><draw:frame draw:style-name="fr1" draw:name="Objekt1" text:anchor-type="as-char" svg:y="-1.062cm" svg:width="15.346cm" svg:height="1.214cm" draw:z-index="0"><draw:object xlink:href="./Object 1" xlink:type="simple" xlink:show="embed" xlink:actuate="onLoad"/><draw:image xlink:href="./ObjectReplacements/Object 1" xlink:type="simple" xlink:show="embed" xlink:actuate="onLoad"/></draw:frame></text:p>
      <text:p text:style-name="P2"/>
      <text:p text:style-name="P2">Mann kann hier das Prinzip der Berechnung für Permutation mit Wiederhohlung anwenden. Die Anzahl der besetzbaren Felder bei einem standard Dame 8*8 Feld liegt bei 32, somit gibt es auch 32 Möglichkeiten die Objekte auf dem Spielfeld anzuordnen. Man muss dabei zwischen den unterschiedlichen Figuren Typen, die in unserer Formel durch die jeweilige Variable repräsentiert werden, und den leeren Felder unterscheiden. Letzteres läßt sich aus der Differenz der besetzbaren Felder und der Anzahl der Figure bestimmen. </text:p>
      <text:p text:style-name="P2">Des Weiteren muss berücksichtig werden, dass diese Berechnung mit jeder Kombinationen der Anzahl der normalen Figureun und Damen berechnet werden muss, da sich durch die Veränderung immer neue Anordungen ergeben. Dies wurde durch die Summenzeichen umgesetzt.</text:p>
      <text:p text:style-name="P2">Wir haben daraufhin diese Formel mithilfe eines kurzen Programmes ausgerechent(verweiß zum anhang). Das Ergebniss liegt bei [Zahl bitte einsetzen].</text:p>
      <text:p text:style-name="P2"/>
      <text:p text:style-name="P2">Insgesamt wird hier deutlich, dass dieses Spiel trotz der relativ simplen Mechanik durch die hohe Anzahl an möglichen Spielfeldsituationen einen sehr hohe Berechnungsaufwand auweißt,welcher im weiteren noch genauer bestimmt wird, und sich somit die Frage stellt, ob neuronale Netze bei Nullsummenspielen eine Alternative zu konventionelle Algorithmen darstell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31M30S</meta:editing-duration>
    <meta:editing-cycles>26</meta:editing-cycles>
    <meta:generator>OpenOffice/4.1.4$Win32 OpenOffice.org_project/414m5$Build-9788</meta:generator>
    <dc:date>2018-01-01T20:00:01.63</dc:date>
    <meta:document-statistic meta:table-count="0" meta:image-count="0" meta:object-count="1" meta:page-count="1" meta:paragraph-count="19" meta:word-count="474" meta:character-count="3303"/>
    <meta:user-defined meta:name="Info 1"/>
    <meta:user-defined meta:name="Info 2"/>
    <meta:user-defined meta:name="Info 3"/>
    <meta:user-defined meta:name="Info 4"/>
  </office:meta>
</office:document-meta>
</file>

<file path=Object 1/content.xml><?xml version="1.0" encoding="utf-8"?>
<math xmlns="http://www.w3.org/1998/Math/MathML">
  <semantics>
    <mrow>
      <mrow>
        <munderover>
          <mo stretchy="false">∑</mo>
          <mrow>
            <mrow>
              <msub>
                <mi>s</mi>
                <mi mathvariant="italic">normal</mi>
              </msub>
              <mo stretchy="false">=</mo>
              <mn>1</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s</mi>
                                      <mi mathvariant="italic">normal</mi>
                                    </msub>
                                    <mo stretchy="false">−</mo>
                                    <msub>
                                      <mi>s</mi>
                                      <mi mathvariant="italic">dame</mi>
                                    </msub>
                                  </mrow>
                                </mrow>
                                <mo stretchy="false">)</mo>
                              </mrow>
                              <mo stretchy="false">!</mo>
                            </mrow>
                            <mo stretchy="false">⋅</mo>
                            <mrow>
                              <msub>
                                <mi>s</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sub>
                          <mi>w</mi>
                          <mi mathvariant="italic">dame</mi>
                        </msub>
                      </mrow>
                      <mo stretchy="false">⋅</mo>
                      <mrow>
                        <mrow>
                          <mo stretchy="false">(</mo>
                          <mrow>
                            <mrow>
                              <mn>32</mn>
                              <mo stretchy="false">−</mo>
                              <mrow>
                                <mo stretchy="false">(</mo>
                                <mrow>
                                  <mrow>
                                    <msub>
                                      <mi>w</mi>
                                      <mi mathvariant="italic">normal</mi>
                                    </msub>
                                    <mo stretchy="false">+</mo>
                                    <msub>
                                      <mi>s</mi>
                                      <mi mathvariant="italic">normal</mi>
                                    </msub>
                                  </mrow>
                                </mrow>
                                <mo stretchy="false">)</mo>
                              </mrow>
                            </mrow>
                          </mrow>
                          <mo stretchy="false">)</mo>
                        </mrow>
                        <mo stretchy="false">!</mo>
                      </mrow>
                    </mrow>
                  </mrow>
                </mfrac>
              </mrow>
            </mrow>
          </mrow>
        </mrow>
      </mrow>
    </mrow>
    <annotation encoding="StarMath 5.0">sum from{s_normal=1} to{12} sum from{s_dame=0} to{s_normal} sum from w_normal=1 to 12 sum from w_dame=0 to w_normal {{fact 32} over {fact(s_normal - s_dame) cdot fact s_dame  cdot fact(w_normal - w_dame)cdot w_dame cdot fact(32 - (w_normal + s_normal))}} </annotation>
  </semantics>
</math>
</file>